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How to Install MongoDB on Ubuntu 22.04 LTS</text:span><text:bookmark text:name="ez-toc-container"/></text:h>
      <text:h text:style-name="Heading_20_2" text:outline-level="2"><text:bookmark text:name="prerequisite"/><text:span text:style-name="Strong_20_Emphasis">Prerequisite:</text:span></text:h>
      <text:list xml:id="list629106025" text:style-name="L1">
        <text:list-item>
          <text:p text:style-name="P3">Ubuntu Server with 22.04 LTS </text:p>
        </text:list-item>
        <text:list-item>
          <text:p text:style-name="P2">Good Internet Connection </text:p>
        </text:list-item>
      </text:list>
      <text:h text:style-name="Heading_20_2" text:outline-level="2"><text:bookmark text:name="step-1-perform-system-update"/><text:span text:style-name="Strong_20_Emphasis">Step #1:Perform System Update</text:span></text:h>
      <text:p text:style-name="Text_20_body">Before we can proceed with our installation, let’s update system and install the required packages:</text:p>
      <text:p text:style-name="P1">sudo apt update</text:p>
      <text:p text:style-name="P1">sudo apt install wget curl gnupg2 software-properties-common apt-transport-https ca-certificates lsb-release</text:p>
      <text:h text:style-name="Heading_20_2" text:outline-level="2"><text:bookmark text:name="step-2-import-the-mongodb-public-key-on-ubuntu-2204-lts"/><text:span text:style-name="Strong_20_Emphasis">Step #2:Import the MongoDB public key</text:span> <text:span text:style-name="Strong_20_Emphasis">on Ubuntu 22.04 LTS</text:span></text:h>
      <text:p text:style-name="Text_20_body">Run the following command to import the MongoDB public GPG Key:</text:p>
      <text:p text:style-name="P1"><text:span text:style-name="Source_20_Text">curl -fsSL https://www.mongodb.org/static/pgp/server-6.0.asc|sudo gpg --dearmor -o /etc/apt/trusted.gpg.d/mongodb-6.gpg</text:span></text:p>
      <text:h text:style-name="Heading_20_2" text:outline-level="2"><text:bookmark text:name="step-3-configure-mongodb-repo-on-ubuntu-2204-lts"/><text:span text:style-name="Strong_20_Emphasis">Step #3:Configure MongoDB Repo</text:span> <text:span text:style-name="Strong_20_Emphasis">on Ubuntu 22.04 LTS</text:span></text:h>
      <text:p text:style-name="Text_20_body">Using the following commands, add the repository to your system right away:</text:p>
      <text:p text:style-name="P1"><text:span text:style-name="Source_20_Text">echo "deb [ arch=amd64,arm64 ] https://repo.mongodb.org/apt/ubuntu $(lsb_release -cs)/mongodb-org/6.0 multiverse" | sudo tee /etc/apt/sources.list.d/mongodb-org-6.0.list</text:span></text:p>
      <text:h text:style-name="Heading_20_2" text:outline-level="2"><text:bookmark text:name="step-4-install-mongodb-on-ubuntu-2204-lts"/><text:span text:style-name="Strong_20_Emphasis">Step #4:Install MongoDB on Ubuntu 22.04 LTS</text:span></text:h>
      <text:p text:style-name="Text_20_body">Use the following command to install MongoDB 6.0 on Ubuntu on 22.04 LTS.</text:p>
      <text:p text:style-name="P1">sudo apt update</text:p>
      <text:p text:style-name="P1">sudo apt install mongodb-org</text:p>
      <text:p text:style-name="Text_20_body">After successful installation, start and enable MongoDB:</text:p>
      <text:p text:style-name="P1">sudo systemctl enable --now mongod</text:p>
      <text:p text:style-name="Text_20_body">Check MongoDB installed version:</text:p>
      <text:p text:style-name="P1">mongod --versio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3:44:19.871592013</meta:creation-date>
    <dc:date>2023-05-04T03:44:57.325041086</dc:date>
    <meta:editing-duration>PT38S</meta:editing-duration>
    <meta:editing-cycles>1</meta:editing-cycles>
    <meta:document-statistic meta:table-count="0" meta:image-count="0" meta:object-count="0" meta:page-count="1" meta:paragraph-count="22" meta:word-count="160" meta:character-count="1191" meta:non-whitespace-character-count="1056"/>
    <meta:generator>LibreOffice/7.3.7.2$Linux_X86_64 LibreOffice_project/30$Build-2</meta:generator>
  </office:meta>
</office:document-meta>
</file>